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ice" table:style-name="ta1">
        <table:shapes>
          <draw:frame draw:z-index="0" draw:style-name="gr1" draw:text-style-name="P1" svg:width="160.21mm" svg:height="90.04mm" svg:x="80.92mm" svg:y="17mm">
            <loext:p draw:notify-on-update-of-ranges="nice.B1:nice.B100 nice.A1:nice.A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3125" calcext:value-type="float">
            <text:p>0.031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03125" calcext:value-type="float">
            <text:p>0.031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0.359375" calcext:value-type="float">
            <text:p>0.35937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0.640625" calcext:value-type="float">
            <text:p>0.64062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0.53125" calcext:value-type="float">
            <text:p>0.5312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0.359375" calcext:value-type="float">
            <text:p>0.359375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0.578125" calcext:value-type="float">
            <text:p>0.57812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0.734375" calcext:value-type="float">
            <text:p>0.73437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0.734375" calcext:value-type="float">
            <text:p>0.73437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0.640625" calcext:value-type="float">
            <text:p>0.64062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0.640625" calcext:value-type="float">
            <text:p>0.640625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0.796875" calcext:value-type="float">
            <text:p>0.79687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640625" calcext:value-type="float">
            <text:p>0.64062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.03125" calcext:value-type="float">
            <text:p>1.03125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.4375" calcext:value-type="float">
            <text:p>1.437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.0625" calcext:value-type="float">
            <text:p>1.062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.734375" calcext:value-type="float">
            <text:p>1.73437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1.3125" calcext:value-type="float">
            <text:p>1.3125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.328125" calcext:value-type="float">
            <text:p>1.328125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.828125" calcext:value-type="float">
            <text:p>1.82812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.3125" calcext:value-type="float">
            <text:p>1.312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.40625" calcext:value-type="float">
            <text:p>1.4062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.984375" calcext:value-type="float">
            <text:p>1.984375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.59375" calcext:value-type="float">
            <text:p>1.5937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.796875" calcext:value-type="float">
            <text:p>1.79687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.03125" calcext:value-type="float">
            <text:p>1.03125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.40625" calcext:value-type="float">
            <text:p>1.4062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.828125" calcext:value-type="float">
            <text:p>1.828125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.546875" calcext:value-type="float">
            <text:p>1.54687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.046875" calcext:value-type="float">
            <text:p>2.046875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.0625" calcext:value-type="float">
            <text:p>2.0625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2.1875" calcext:value-type="float">
            <text:p>2.1875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.53125" calcext:value-type="float">
            <text:p>1.5312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.78125" calcext:value-type="float">
            <text:p>1.78125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2.703125" calcext:value-type="float">
            <text:p>2.703125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.453125" calcext:value-type="float">
            <text:p>2.453125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2.625" calcext:value-type="float">
            <text:p>2.625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3.21875" calcext:value-type="float">
            <text:p>3.21875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2.1875" calcext:value-type="float">
            <text:p>2.1875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.84375" calcext:value-type="float">
            <text:p>2.84375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.34375" calcext:value-type="float">
            <text:p>1.34375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.34375" calcext:value-type="float">
            <text:p>3.3437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.359375" calcext:value-type="float">
            <text:p>2.35937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3.3125" calcext:value-type="float">
            <text:p>3.3125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2.671875" calcext:value-type="float">
            <text:p>2.671875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.84375" calcext:value-type="float">
            <text:p>2.84375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3.09375" calcext:value-type="float">
            <text:p>3.09375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.390625" calcext:value-type="float">
            <text:p>2.390625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.875" calcext:value-type="float">
            <text:p>2.875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2.21875" calcext:value-type="float">
            <text:p>2.21875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2.96875" calcext:value-type="float">
            <text:p>2.9687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3.859375" calcext:value-type="float">
            <text:p>3.859375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2.828125" calcext:value-type="float">
            <text:p>2.828125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3.453125" calcext:value-type="float">
            <text:p>3.453125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4.1875" calcext:value-type="float">
            <text:p>4.1875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.890625" calcext:value-type="float">
            <text:p>2.89062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3.546875" calcext:value-type="float">
            <text:p>3.546875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3.1875" calcext:value-type="float">
            <text:p>3.1875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4.171875" calcext:value-type="float">
            <text:p>4.17187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4.1875" calcext:value-type="float">
            <text:p>4.1875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2.71875" calcext:value-type="float">
            <text:p>2.71875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2.71875" calcext:value-type="float">
            <text:p>2.7187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4.625" calcext:value-type="float">
            <text:p>4.625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4.890625" calcext:value-type="float">
            <text:p>4.890625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4.703125" calcext:value-type="float">
            <text:p>4.703125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nice2" table:style-name="ta1">
        <table:shapes>
          <draw:frame draw:z-index="0" draw:style-name="gr1" draw:text-style-name="P1" svg:width="256.22mm" svg:height="143.8mm" svg:x="106.39mm" svg:y="306.02mm">
            <loext:p draw:notify-on-update-of-ranges="nice2.A1:nice2.A100 nice2.B1:nice2.B100 nice2.A1:nice2.A100 nice2.C1:nice2.C100 nice2.A1:nice2.A100 nice2.D1:nice2.D1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3125" calcext:value-type="float">
            <text:p>0.03125</text:p>
          </table:table-cell>
          <table:table-cell table:number-columns-repeated="2"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0.046875" calcext:value-type="float">
            <text:p>0.046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.109375" calcext:value-type="float">
            <text:p>0.10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2"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25" calcext:value-type="float">
            <text:p>0.25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 office:value-type="float" office:value="0.359375" calcext:value-type="float">
            <text:p>0.35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float" office:value="0.390625" calcext:value-type="float">
            <text:p>0.39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0.46875" calcext:value-type="float">
            <text:p>0.46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5" calcext:value-type="float">
            <text:p>0.5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2" office:value-type="float" office:value="0.84375" calcext:value-type="float">
            <text:p>0.8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.0625" calcext:value-type="float">
            <text:p>1.0625</text:p>
          </table:table-cell>
          <table:table-cell office:value-type="float" office:value="1.046875" calcext:value-type="float">
            <text:p>1.04687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.1875" calcext:value-type="float">
            <text:p>1.1875</text:p>
          </table:table-cell>
          <table:table-cell office:value-type="float" office:value="1.109375" calcext:value-type="float">
            <text:p>1.109375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1.1875" calcext:value-type="float">
            <text:p>1.1875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.265625" calcext:value-type="float">
            <text:p>1.265625</text:p>
          </table:table-cell>
          <table:table-cell office:value-type="float" office:value="1.234375" calcext:value-type="float">
            <text:p>1.23437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.453125" calcext:value-type="float">
            <text:p>1.453125</text:p>
          </table:table-cell>
          <table:table-cell office:value-type="float" office:value="1.40625" calcext:value-type="float">
            <text:p>1.4062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.515625" calcext:value-type="float">
            <text:p>1.515625</text:p>
          </table:table-cell>
          <table:table-cell office:value-type="float" office:value="1.5" calcext:value-type="float">
            <text:p>1.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.65625" calcext:value-type="float">
            <text:p>1.65625</text:p>
          </table:table-cell>
          <table:table-cell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.609375" calcext:value-type="float">
            <text:p>1.609375</text:p>
          </table:table-cell>
          <table:table-cell office:value-type="float" office:value="1.59375" calcext:value-type="float">
            <text:p>1.5937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.8125" calcext:value-type="float">
            <text:p>1.8125</text:p>
          </table:table-cell>
          <table:table-cell office:value-type="float" office:value="1.71875" calcext:value-type="float">
            <text:p>1.71875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.953125" calcext:value-type="float">
            <text:p>1.953125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.8125" calcext:value-type="float">
            <text:p>1.8125</text:p>
          </table:table-cell>
          <table:table-cell office:value-type="float" office:value="1.75" calcext:value-type="float">
            <text:p>1.7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.984375" calcext:value-type="float">
            <text:p>1.984375</text:p>
          </table:table-cell>
          <table:table-cell office:value-type="float" office:value="1.9375" calcext:value-type="float">
            <text:p>1.9375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2.09375" calcext:value-type="float">
            <text:p>2.09375</text:p>
          </table:table-cell>
          <table:table-cell office:value-type="float" office:value="2.0625" calcext:value-type="float">
            <text:p>2.0625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2.15625" calcext:value-type="float">
            <text:p>2.15625</text:p>
          </table:table-cell>
          <table:table-cell office:value-type="float" office:value="2.0625" calcext:value-type="float">
            <text:p>2.0625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.265625" calcext:value-type="float">
            <text:p>2.265625</text:p>
          </table:table-cell>
          <table:table-cell office:value-type="float" office:value="2.203125" calcext:value-type="float">
            <text:p>2.203125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.265625" calcext:value-type="float">
            <text:p>2.265625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2.375" calcext:value-type="float">
            <text:p>2.375</text:p>
          </table:table-cell>
          <table:table-cell office:value-type="float" office:value="2.3125" calcext:value-type="float">
            <text:p>2.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.515625" calcext:value-type="float">
            <text:p>2.515625</text:p>
          </table:table-cell>
          <table:table-cell office:value-type="float" office:value="2.484375" calcext:value-type="float">
            <text:p>2.48437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.578125" calcext:value-type="float">
            <text:p>2.578125</text:p>
          </table:table-cell>
          <table:table-cell office:value-type="float" office:value="2.484375" calcext:value-type="float">
            <text:p>2.484375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6875" calcext:value-type="float">
            <text:p>2.6875</text:p>
          </table:table-cell>
          <table:table-cell office:value-type="float" office:value="2.65625" calcext:value-type="float">
            <text:p>2.6562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2.828125" calcext:value-type="float">
            <text:p>2.828125</text:p>
          </table:table-cell>
          <table:table-cell office:value-type="float" office:value="2.796875" calcext:value-type="float">
            <text:p>2.79687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2.96875" calcext:value-type="float">
            <text:p>2.96875</text:p>
          </table:table-cell>
          <table:table-cell office:value-type="float" office:value="2.90625" calcext:value-type="float">
            <text:p>2.9062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3.0625" calcext:value-type="float">
            <text:p>3.0625</text:p>
          </table:table-cell>
          <table:table-cell office:value-type="float" office:value="3.015625" calcext:value-type="float">
            <text:p>3.015625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3.203125" calcext:value-type="float">
            <text:p>3.203125</text:p>
          </table:table-cell>
          <table:table-cell office:value-type="float" office:value="3.15625" calcext:value-type="float">
            <text:p>3.1562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.21875" calcext:value-type="float">
            <text:p>3.21875</text:p>
          </table:table-cell>
          <table:table-cell office:value-type="float" office:value="3.1875" calcext:value-type="float">
            <text:p>3.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3.40625" calcext:value-type="float">
            <text:p>3.40625</text:p>
          </table:table-cell>
          <table:table-cell office:value-type="float" office:value="3.359375" calcext:value-type="float">
            <text:p>3.35937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3.578125" calcext:value-type="float">
            <text:p>3.578125</text:p>
          </table:table-cell>
          <table:table-cell office:value-type="float" office:value="3.515625" calcext:value-type="float">
            <text:p>3.515625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3.671875" calcext:value-type="float">
            <text:p>3.671875</text:p>
          </table:table-cell>
          <table:table-cell office:value-type="float" office:value="3.625" calcext:value-type="float">
            <text:p>3.625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3.71875" calcext:value-type="float">
            <text:p>3.71875</text:p>
          </table:table-cell>
          <table:table-cell office:value-type="float" office:value="3.671875" calcext:value-type="float">
            <text:p>3.671875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.875" calcext:value-type="float">
            <text:p>3.875</text:p>
          </table:table-cell>
          <table:table-cell office:value-type="float" office:value="3.796875" calcext:value-type="float">
            <text:p>3.79687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4.015625" calcext:value-type="float">
            <text:p>4.0156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4.15625" calcext:value-type="float">
            <text:p>4.15625</text:p>
          </table:table-cell>
          <table:table-cell office:value-type="float" office:value="4.109375" calcext:value-type="float">
            <text:p>4.10937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2" office:value-type="float" office:value="4.28125" calcext:value-type="float">
            <text:p>4.28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4.453125" calcext:value-type="float">
            <text:p>4.453125</text:p>
          </table:table-cell>
          <table:table-cell office:value-type="float" office:value="4.40625" calcext:value-type="float">
            <text:p>4.4062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2" office:value-type="float" office:value="4.578125" calcext:value-type="float">
            <text:p>4.578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4.765625" calcext:value-type="float">
            <text:p>4.765625</text:p>
          </table:table-cell>
          <table:table-cell office:value-type="float" office:value="4.6875" calcext:value-type="float">
            <text:p>4.6875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4.90625" calcext:value-type="float">
            <text:p>4.90625</text:p>
          </table:table-cell>
          <table:table-cell office:value-type="float" office:value="4.890625" calcext:value-type="float">
            <text:p>4.89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5.015625" calcext:value-type="float">
            <text:p>5.015625</text:p>
          </table:table-cell>
          <table:table-cell office:value-type="float" office:value="4.96875" calcext:value-type="float">
            <text:p>4.96875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2" office:value-type="float" office:value="5.234375" calcext:value-type="float">
            <text:p>5.23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5.328125" calcext:value-type="float">
            <text:p>5.328125</text:p>
          </table:table-cell>
          <table:table-cell office:value-type="float" office:value="5.234375" calcext:value-type="float">
            <text:p>5.23437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5.5625" calcext:value-type="float">
            <text:p>5.5625</text:p>
          </table:table-cell>
          <table:table-cell office:value-type="float" office:value="5.515625" calcext:value-type="float">
            <text:p>5.515625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5.703125" calcext:value-type="float">
            <text:p>5.703125</text:p>
          </table:table-cell>
          <table:table-cell office:value-type="float" office:value="5.640625" calcext:value-type="float">
            <text:p>5.64062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5.8125" calcext:value-type="float">
            <text:p>5.8125</text:p>
          </table:table-cell>
          <table:table-cell office:value-type="float" office:value="5.734375" calcext:value-type="float">
            <text:p>5.73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6" calcext:value-type="float">
            <text:p>6</text:p>
          </table:table-cell>
          <table:table-cell office:value-type="float" office:value="5.96875" calcext:value-type="float">
            <text:p>5.9687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6.171875" calcext:value-type="float">
            <text:p>6.171875</text:p>
          </table:table-cell>
          <table:table-cell office:value-type="float" office:value="6.09375" calcext:value-type="float">
            <text:p>6.09375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6.296875" calcext:value-type="float">
            <text:p>6.296875</text:p>
          </table:table-cell>
          <table:table-cell office:value-type="float" office:value="6.265625" calcext:value-type="float">
            <text:p>6.265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2" office:value-type="float" office:value="6.4375" calcext:value-type="float">
            <text:p>6.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6.53125" calcext:value-type="float">
            <text:p>6.53125</text:p>
          </table:table-cell>
          <table:table-cell office:value-type="float" office:value="6.46875" calcext:value-type="float">
            <text:p>6.46875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6.75" calcext:value-type="float">
            <text:p>6.75</text:p>
          </table:table-cell>
          <table:table-cell office:value-type="float" office:value="6.6875" calcext:value-type="float">
            <text:p>6.6875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.015625" calcext:value-type="float">
            <text:p>7.015625</text:p>
          </table:table-cell>
          <table:table-cell office:value-type="float" office:value="6.984375" calcext:value-type="float">
            <text:p>6.98437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7.265625" calcext:value-type="float">
            <text:p>7.265625</text:p>
          </table:table-cell>
          <table:table-cell office:value-type="float" office:value="7.1875" calcext:value-type="float">
            <text:p>7.1875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7.375" calcext:value-type="float">
            <text:p>7.375</text:p>
          </table:table-cell>
          <table:table-cell office:value-type="float" office:value="7.25" calcext:value-type="float">
            <text:p>7.25</text:p>
          </table:table-cell>
          <table:table-cell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7.484375" calcext:value-type="float">
            <text:p>7.484375</text:p>
          </table:table-cell>
          <table:table-cell office:value-type="float" office:value="7.421875" calcext:value-type="float">
            <text:p>7.42187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7.65625" calcext:value-type="float">
            <text:p>7.65625</text:p>
          </table:table-cell>
          <table:table-cell office:value-type="float" office:value="7.609375" calcext:value-type="float">
            <text:p>7.60937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7.796875" calcext:value-type="float">
            <text:p>7.796875</text:p>
          </table:table-cell>
          <table:table-cell office:value-type="float" office:value="7.703125" calcext:value-type="float">
            <text:p>7.703125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8.140625" calcext:value-type="float">
            <text:p>8.140625</text:p>
          </table:table-cell>
          <table:table-cell office:value-type="float" office:value="8.0625" calcext:value-type="float">
            <text:p>8.062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8.59375" calcext:value-type="float">
            <text:p>8.59375</text:p>
          </table:table-cell>
          <table:table-cell office:value-type="float" office:value="8.5" calcext:value-type="float">
            <text:p>8.5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9.28125" calcext:value-type="float">
            <text:p>9.28125</text:p>
          </table:table-cell>
          <table:table-cell office:value-type="float" office:value="9.1875" calcext:value-type="float">
            <text:p>9.1875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8.953125" calcext:value-type="float">
            <text:p>8.953125</text:p>
          </table:table-cell>
          <table:table-cell office:value-type="float" office:value="8.921875" calcext:value-type="float">
            <text:p>8.921875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8.984375" calcext:value-type="float">
            <text:p>8.984375</text:p>
          </table:table-cell>
          <table:table-cell office:value-type="float" office:value="8.90625" calcext:value-type="float">
            <text:p>8.90625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9.109375" calcext:value-type="float">
            <text:p>9.109375</text:p>
          </table:table-cell>
          <table:table-cell office:value-type="float" office:value="9.03125" calcext:value-type="float">
            <text:p>9.0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9.125" calcext:value-type="float">
            <text:p>9.125</text:p>
          </table:table-cell>
          <table:table-cell office:value-type="float" office:value="9.078125" calcext:value-type="float">
            <text:p>9.07812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9.671875" calcext:value-type="float">
            <text:p>9.671875</text:p>
          </table:table-cell>
          <table:table-cell office:value-type="float" office:value="9.578125" calcext:value-type="float">
            <text:p>9.578125</text:p>
          </table:table-cell>
          <table:table-cell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9.71875" calcext:value-type="float">
            <text:p>9.71875</text:p>
          </table:table-cell>
          <table:table-cell office:value-type="float" office:value="9.65625" calcext:value-type="float">
            <text:p>9.65625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9.859375" calcext:value-type="float">
            <text:p>9.859375</text:p>
          </table:table-cell>
          <table:table-cell office:value-type="float" office:value="9.75" calcext:value-type="float">
            <text:p>9.75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10.359375" calcext:value-type="float">
            <text:p>10.359375</text:p>
          </table:table-cell>
          <table:table-cell office:value-type="float" office:value="10.25" calcext:value-type="float">
            <text:p>10.25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10.53125" calcext:value-type="float">
            <text:p>10.53125</text:p>
          </table:table-cell>
          <table:table-cell office:value-type="float" office:value="10.484375" calcext:value-type="float">
            <text:p>10.48437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10.9375" calcext:value-type="float">
            <text:p>10.9375</text:p>
          </table:table-cell>
          <table:table-cell office:value-type="float" office:value="10.875" calcext:value-type="float">
            <text:p>10.875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11.046875" calcext:value-type="float">
            <text:p>11.046875</text:p>
          </table:table-cell>
          <table:table-cell office:value-type="float" office:value="10.96875" calcext:value-type="float">
            <text:p>10.96875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.84375" calcext:value-type="float">
            <text:p>10.84375</text:p>
          </table:table-cell>
          <table:table-cell office:value-type="float" office:value="10.75" calcext:value-type="float">
            <text:p>10.75</text:p>
          </table:table-cell>
          <table:table-cell office:value-type="float" office:value="0.078125" calcext:value-type="float">
            <text:p>0.078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14:09:15.0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9T14:26:54.480000000</dc:date>
    <meta:editing-duration>PT57M45S</meta:editing-duration>
    <meta:editing-cycles>11</meta:editing-cycles>
    <meta:generator>LibreOffice/5.3.6.1$Windows_x86 LibreOffice_project/686f202eff87ef707079aeb7f485847613344eb7</meta:generator>
    <meta:document-statistic meta:table-count="2" meta:cell-count="6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2cm" svg:stroke-color="#ff0000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2cm" svg:height="9.005cm" xlink:href=".." xlink:type="simple" chart:class="chart:scatter" chart:column-mapping="1 0" chart:style-name="ch1">
        <chart:legend chart:legend-position="end" svg:x="11.265cm" svg:y="4.007cm" style:legend-expansion="high" chart:style-name="ch2"/>
        <chart:plot-area chart:style-name="ch3" table:cell-range-address="nice.A1:nice.B100" svg:x="0.358cm" svg:y="0.179cm" svg:width="10.624cm" svg:height="8.644cm">
          <chartooo:coordinate-region svg:x="0.794cm" svg:y="0.352cm" svg:width="9.816cm" svg:height="7.8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ice.A1:nice.A100" chart:class="chart:scatter">
            <chart:domain table:cell-range-address="nice.B1:nice.B100"/>
            <chart:regression-curve chart:style-name="ch7">
              <chart:equation chart:display-equation="true" chart:display-r-square="false" svg:x="1.607cm" svg:y="0.708cm"/>
            </chart:regression-curve>
            <chart:data-point chart:repeated="57"/>
            <chart:data-point chart:style-name="ch8"/>
            <chart:data-point/>
            <chart:data-point chart:style-name="ch8"/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nice.B1:nice.B100</svg:desc>
                </draw:g>
              </table:table-cell>
              <table:table-cell office:value-type="float" office:value="0.015625">
                <text:p>0.015625</text:p>
                <draw:g>
                  <svg:desc>nice.A1:nice.A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78125">
                <text:p>0.078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109375">
                <text:p>0.10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359375">
                <text:p>0.359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.296875">
                <text:p>0.296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0.359375">
                <text:p>0.359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0.296875">
                <text:p>0.296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.03125">
                <text:p>1.03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.4375">
                <text:p>1.43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.0625">
                <text:p>1.0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.734375">
                <text:p>1.734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.3125">
                <text:p>1.3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.328125">
                <text:p>1.328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.828125">
                <text:p>1.828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.3125">
                <text:p>1.3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.40625">
                <text:p>1.40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.984375">
                <text:p>1.984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1.59375">
                <text:p>1.59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.796875">
                <text:p>1.796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.03125">
                <text:p>1.03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.40625">
                <text:p>1.40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.828125">
                <text:p>1.828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.546875">
                <text:p>1.546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.046875">
                <text:p>2.046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2.0625">
                <text:p>2.0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2.1875">
                <text:p>2.1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.53125">
                <text:p>1.53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.78125">
                <text:p>1.78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.703125">
                <text:p>2.703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2.453125">
                <text:p>2.453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3.21875">
                <text:p>3.21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2.1875">
                <text:p>2.1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2.84375">
                <text:p>2.843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3.34375">
                <text:p>3.34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.359375">
                <text:p>2.359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3.3125">
                <text:p>3.3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2.671875">
                <text:p>2.671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2.84375">
                <text:p>2.84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3.09375">
                <text:p>3.09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2.390625">
                <text:p>2.3906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2.21875">
                <text:p>2.21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2.96875">
                <text:p>2.968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3.859375">
                <text:p>3.859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2.828125">
                <text:p>2.828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3.453125">
                <text:p>3.453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4.1875">
                <text:p>4.18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2.890625">
                <text:p>2.890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3.546875">
                <text:p>3.546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3.1875">
                <text:p>3.1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4.171875">
                <text:p>4.171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4.1875">
                <text:p>4.18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2.71875">
                <text:p>2.71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2.71875">
                <text:p>2.71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4.890625">
                <text:p>4.8906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4.703125">
                <text:p>4.703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1cm" svg:stroke-color="#00ffff"/>
    </style:style>
    <style:style style:name="ch9" style:family="chart" style:data-style-name="N61"/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ff7f0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23cm" svg:height="14.381cm" xlink:href=".." xlink:type="simple" chart:class="chart:scatter" chart:style-name="ch1">
        <chart:legend svg:x="2.792cm" svg:y="13.042cm" style:legend-expansion="custom" chartooo:width="20.733cm" chartooo:height="1.338cm" style:legend-expansion-aspect-ratio="15.4955156950673" chart:style-name="ch2"/>
        <chart:plot-area chart:style-name="ch3" table:cell-range-address="nice2.A1:nice2.D100" chart:data-source-has-labels="row" svg:x="0.369cm" svg:y="0.177cm" svg:width="24.668cm" svg:height="12.924cm">
          <chartooo:coordinate-region svg:x="0.99cm" svg:y="0.35cm" svg:width="23.582cm" svg:height="12.15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ice2.B1:nice2.B100" loext:label-string="&quot;Total time&quot;" chart:class="chart:scatter">
            <chart:domain table:cell-range-address="nice2.A1:nice2.A100"/>
            <chart:regression-curve chart:style-name="ch8">
              <chart:equation chart:display-equation="true" chart:display-r-square="true" svg:x="11.281cm" svg:y="2.883cm" chart:style-name="ch9"/>
            </chart:regression-curve>
            <chart:data-point chart:repeated="100"/>
          </chart:series>
          <chart:series chart:style-name="ch10" chart:values-cell-range-address="nice2.C1:nice2.C100" loext:label-string="&quot;Matrix multiplication time&quot;" chart:class="chart:scatter">
            <chart:data-point chart:repeated="100"/>
          </chart:series>
          <chart:series chart:style-name="ch11" chart:values-cell-range-address="nice2.D1:nice2.D100" loext:label-string="&quot;Scalar product&quot;" chart:class="chart:scatter">
            <chart:regression-curve chart:style-name="ch12"/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otal time</text:p>
              </table:table-cell>
              <table:table-cell office:value-type="string">
                <text:p>Matrix multiplication time</text:p>
              </table:table-cell>
              <table:table-cell office:value-type="string">
                <text:p>Scalar produc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nice2.A1:nice2.A100</svg:desc>
                </draw:g>
              </table:table-cell>
              <table:table-cell office:value-type="float" office:value="0">
                <text:p>0</text:p>
                <draw:g>
                  <svg:desc>nice2.B1:nice2.B100</svg:desc>
                </draw:g>
              </table:table-cell>
              <table:table-cell office:value-type="float" office:value="0">
                <text:p>0</text:p>
                <draw:g>
                  <svg:desc>nice2.C1:nice2.C100</svg:desc>
                </draw:g>
              </table:table-cell>
              <table:table-cell office:value-type="float" office:value="0">
                <text:p>0</text:p>
                <draw:g>
                  <svg:desc>nice2.D1:nice2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15625">
                <text:p>0.015625</text:p>
              </table:table-cell>
              <table:table-cell office:value-type="float" office:value="0">
                <text:p>0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15625">
                <text:p>0.015625</text:p>
              </table:table-cell>
              <table:table-cell office:value-type="float" office:value="0">
                <text:p>0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15625">
                <text:p>0.015625</text:p>
              </table:table-cell>
              <table:table-cell office:value-type="float" office:value="0.015625">
                <text:p>0.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3125">
                <text:p>0.03125</text:p>
              </table:table-cell>
              <table:table-cell office:value-type="float" office:value="0.015625">
                <text:p>0.01562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046875">
                <text:p>0.046875</text:p>
              </table:table-cell>
              <table:table-cell office:value-type="float" office:value="0.03125">
                <text:p>0.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046875">
                <text:p>0.046875</text:p>
              </table:table-cell>
              <table:table-cell office:value-type="float" office:value="0.046875">
                <text:p>0.0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0625">
                <text:p>0.0625</text:p>
              </table:table-cell>
              <table:table-cell office:value-type="float" office:value="0.03125">
                <text:p>0.0312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09375">
                <text:p>0.09375</text:p>
              </table:table-cell>
              <table:table-cell office:value-type="float" office:value="0.078125">
                <text:p>0.07812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109375">
                <text:p>0.109375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0.15625">
                <text:p>0.15625</text:p>
              </table:table-cell>
              <table:table-cell office:value-type="float" office:value="0.140625">
                <text:p>0.1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0.171875">
                <text:p>0.171875</text:p>
              </table:table-cell>
              <table:table-cell office:value-type="float" office:value="0.15625">
                <text:p>0.1562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0.1875">
                <text:p>0.1875</text:p>
              </table:table-cell>
              <table:table-cell office:value-type="float" office:value="0.1875">
                <text:p>0.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25">
                <text:p>0.25</text:p>
              </table:table-cell>
              <table:table-cell office:value-type="float" office:value="0.234375">
                <text:p>0.2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265625">
                <text:p>0.265625</text:p>
              </table:table-cell>
              <table:table-cell office:value-type="float" office:value="0.234375">
                <text:p>0.2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0.296875">
                <text:p>0.296875</text:p>
              </table:table-cell>
              <table:table-cell office:value-type="float" office:value="0.28125">
                <text:p>0.2812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0.3125">
                <text:p>0.3125</text:p>
              </table:table-cell>
              <table:table-cell office:value-type="float" office:value="0.265625">
                <text:p>0.26562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0.359375">
                <text:p>0.359375</text:p>
              </table:table-cell>
              <table:table-cell office:value-type="float" office:value="0.359375">
                <text:p>0.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0.390625">
                <text:p>0.390625</text:p>
              </table:table-cell>
              <table:table-cell office:value-type="float" office:value="0.390625">
                <text:p>0.3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46875">
                <text:p>0.46875</text:p>
              </table:table-cell>
              <table:table-cell office:value-type="float" office:value="0.46875">
                <text:p>0.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0.5">
                <text:p>0.5</text:p>
              </table:table-cell>
              <table:table-cell office:value-type="float" office:value="0.484375">
                <text:p>0.4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0.59375">
                <text:p>0.59375</text:p>
              </table:table-cell>
              <table:table-cell office:value-type="float" office:value="0.5625">
                <text:p>0.562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0.578125">
                <text:p>0.578125</text:p>
              </table:table-cell>
              <table:table-cell office:value-type="float" office:value="0.5625">
                <text:p>0.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0.6875">
                <text:p>0.6875</text:p>
              </table:table-cell>
              <table:table-cell office:value-type="float" office:value="0.671875">
                <text:p>0.6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0.71875">
                <text:p>0.71875</text:p>
              </table:table-cell>
              <table:table-cell office:value-type="float" office:value="0.6875">
                <text:p>0.687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0.84375">
                <text:p>0.84375</text:p>
              </table:table-cell>
              <table:table-cell office:value-type="float" office:value="0.84375">
                <text:p>0.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0.84375">
                <text:p>0.84375</text:p>
              </table:table-cell>
              <table:table-cell office:value-type="float" office:value="0.828125">
                <text:p>0.82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0.90625">
                <text:p>0.90625</text:p>
              </table:table-cell>
              <table:table-cell office:value-type="float" office:value="0.859375">
                <text:p>0.85937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  <table:table-cell office:value-type="float" office:value="0.96875">
                <text:p>0.9687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1.0625">
                <text:p>1.0625</text:p>
              </table:table-cell>
              <table:table-cell office:value-type="float" office:value="1.046875">
                <text:p>1.04687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1.1875">
                <text:p>1.1875</text:p>
              </table:table-cell>
              <table:table-cell office:value-type="float" office:value="1.109375">
                <text:p>1.109375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1.21875">
                <text:p>1.21875</text:p>
              </table:table-cell>
              <table:table-cell office:value-type="float" office:value="1.1875">
                <text:p>1.187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1.265625">
                <text:p>1.265625</text:p>
              </table:table-cell>
              <table:table-cell office:value-type="float" office:value="1.234375">
                <text:p>1.23437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1.453125">
                <text:p>1.453125</text:p>
              </table:table-cell>
              <table:table-cell office:value-type="float" office:value="1.40625">
                <text:p>1.4062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1.515625">
                <text:p>1.515625</text:p>
              </table:table-cell>
              <table:table-cell office:value-type="float" office:value="1.5">
                <text:p>1.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1.65625">
                <text:p>1.65625</text:p>
              </table:table-cell>
              <table:table-cell office:value-type="float" office:value="1.625">
                <text:p>1.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1.609375">
                <text:p>1.609375</text:p>
              </table:table-cell>
              <table:table-cell office:value-type="float" office:value="1.59375">
                <text:p>1.5937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1.8125">
                <text:p>1.8125</text:p>
              </table:table-cell>
              <table:table-cell office:value-type="float" office:value="1.71875">
                <text:p>1.7187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2">
                <text:p>2</text:p>
              </table:table-cell>
              <table:table-cell office:value-type="float" office:value="1.953125">
                <text:p>1.95312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1.8125">
                <text:p>1.8125</text:p>
              </table:table-cell>
              <table:table-cell office:value-type="float" office:value="1.75">
                <text:p>1.7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1.984375">
                <text:p>1.984375</text:p>
              </table:table-cell>
              <table:table-cell office:value-type="float" office:value="1.9375">
                <text:p>1.937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2.09375">
                <text:p>2.09375</text:p>
              </table:table-cell>
              <table:table-cell office:value-type="float" office:value="2.0625">
                <text:p>2.062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2.15625">
                <text:p>2.15625</text:p>
              </table:table-cell>
              <table:table-cell office:value-type="float" office:value="2.0625">
                <text:p>2.062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2.265625">
                <text:p>2.265625</text:p>
              </table:table-cell>
              <table:table-cell office:value-type="float" office:value="2.203125">
                <text:p>2.203125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2.265625">
                <text:p>2.265625</text:p>
              </table:table-cell>
              <table:table-cell office:value-type="float" office:value="2.25">
                <text:p>2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2.375">
                <text:p>2.375</text:p>
              </table:table-cell>
              <table:table-cell office:value-type="float" office:value="2.3125">
                <text:p>2.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2.515625">
                <text:p>2.515625</text:p>
              </table:table-cell>
              <table:table-cell office:value-type="float" office:value="2.484375">
                <text:p>2.48437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2.578125">
                <text:p>2.578125</text:p>
              </table:table-cell>
              <table:table-cell office:value-type="float" office:value="2.484375">
                <text:p>2.48437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2.6875">
                <text:p>2.6875</text:p>
              </table:table-cell>
              <table:table-cell office:value-type="float" office:value="2.65625">
                <text:p>2.6562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2.828125">
                <text:p>2.828125</text:p>
              </table:table-cell>
              <table:table-cell office:value-type="float" office:value="2.796875">
                <text:p>2.79687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2.96875">
                <text:p>2.96875</text:p>
              </table:table-cell>
              <table:table-cell office:value-type="float" office:value="2.90625">
                <text:p>2.9062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3.0625">
                <text:p>3.0625</text:p>
              </table:table-cell>
              <table:table-cell office:value-type="float" office:value="3.015625">
                <text:p>3.01562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3.203125">
                <text:p>3.203125</text:p>
              </table:table-cell>
              <table:table-cell office:value-type="float" office:value="3.15625">
                <text:p>3.1562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3.21875">
                <text:p>3.21875</text:p>
              </table:table-cell>
              <table:table-cell office:value-type="float" office:value="3.1875">
                <text:p>3.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3.40625">
                <text:p>3.40625</text:p>
              </table:table-cell>
              <table:table-cell office:value-type="float" office:value="3.359375">
                <text:p>3.35937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3.578125">
                <text:p>3.578125</text:p>
              </table:table-cell>
              <table:table-cell office:value-type="float" office:value="3.515625">
                <text:p>3.51562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3.671875">
                <text:p>3.671875</text:p>
              </table:table-cell>
              <table:table-cell office:value-type="float" office:value="3.625">
                <text:p>3.62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3.71875">
                <text:p>3.71875</text:p>
              </table:table-cell>
              <table:table-cell office:value-type="float" office:value="3.671875">
                <text:p>3.67187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3.875">
                <text:p>3.875</text:p>
              </table:table-cell>
              <table:table-cell office:value-type="float" office:value="3.796875">
                <text:p>3.79687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4.015625">
                <text:p>4.01562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4.15625">
                <text:p>4.15625</text:p>
              </table:table-cell>
              <table:table-cell office:value-type="float" office:value="4.109375">
                <text:p>4.10937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4.28125">
                <text:p>4.28125</text:p>
              </table:table-cell>
              <table:table-cell office:value-type="float" office:value="4.28125">
                <text:p>4.2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4.453125">
                <text:p>4.453125</text:p>
              </table:table-cell>
              <table:table-cell office:value-type="float" office:value="4.40625">
                <text:p>4.4062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4.578125">
                <text:p>4.578125</text:p>
              </table:table-cell>
              <table:table-cell office:value-type="float" office:value="4.578125">
                <text:p>4.5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4.765625">
                <text:p>4.765625</text:p>
              </table:table-cell>
              <table:table-cell office:value-type="float" office:value="4.6875">
                <text:p>4.6875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4.90625">
                <text:p>4.90625</text:p>
              </table:table-cell>
              <table:table-cell office:value-type="float" office:value="4.890625">
                <text:p>4.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5.015625">
                <text:p>5.015625</text:p>
              </table:table-cell>
              <table:table-cell office:value-type="float" office:value="4.96875">
                <text:p>4.9687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5.234375">
                <text:p>5.234375</text:p>
              </table:table-cell>
              <table:table-cell office:value-type="float" office:value="5.234375">
                <text:p>5.2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5.328125">
                <text:p>5.328125</text:p>
              </table:table-cell>
              <table:table-cell office:value-type="float" office:value="5.234375">
                <text:p>5.23437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5.5625">
                <text:p>5.5625</text:p>
              </table:table-cell>
              <table:table-cell office:value-type="float" office:value="5.515625">
                <text:p>5.51562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5.703125">
                <text:p>5.703125</text:p>
              </table:table-cell>
              <table:table-cell office:value-type="float" office:value="5.640625">
                <text:p>5.64062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5.8125">
                <text:p>5.8125</text:p>
              </table:table-cell>
              <table:table-cell office:value-type="float" office:value="5.734375">
                <text:p>5.7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6">
                <text:p>6</text:p>
              </table:table-cell>
              <table:table-cell office:value-type="float" office:value="5.96875">
                <text:p>5.9687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6.171875">
                <text:p>6.171875</text:p>
              </table:table-cell>
              <table:table-cell office:value-type="float" office:value="6.09375">
                <text:p>6.0937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6.296875">
                <text:p>6.296875</text:p>
              </table:table-cell>
              <table:table-cell office:value-type="float" office:value="6.265625">
                <text:p>6.2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6.4375">
                <text:p>6.4375</text:p>
              </table:table-cell>
              <table:table-cell office:value-type="float" office:value="6.4375">
                <text:p>6.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6.53125">
                <text:p>6.53125</text:p>
              </table:table-cell>
              <table:table-cell office:value-type="float" office:value="6.46875">
                <text:p>6.4687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6.75">
                <text:p>6.75</text:p>
              </table:table-cell>
              <table:table-cell office:value-type="float" office:value="6.6875">
                <text:p>6.687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7.015625">
                <text:p>7.015625</text:p>
              </table:table-cell>
              <table:table-cell office:value-type="float" office:value="6.984375">
                <text:p>6.98437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7.265625">
                <text:p>7.265625</text:p>
              </table:table-cell>
              <table:table-cell office:value-type="float" office:value="7.1875">
                <text:p>7.1875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7.375">
                <text:p>7.375</text:p>
              </table:table-cell>
              <table:table-cell office:value-type="float" office:value="7.25">
                <text:p>7.25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7.484375">
                <text:p>7.484375</text:p>
              </table:table-cell>
              <table:table-cell office:value-type="float" office:value="7.421875">
                <text:p>7.42187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7.65625">
                <text:p>7.65625</text:p>
              </table:table-cell>
              <table:table-cell office:value-type="float" office:value="7.609375">
                <text:p>7.60937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7.796875">
                <text:p>7.796875</text:p>
              </table:table-cell>
              <table:table-cell office:value-type="float" office:value="7.703125">
                <text:p>7.70312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8.140625">
                <text:p>8.140625</text:p>
              </table:table-cell>
              <table:table-cell office:value-type="float" office:value="8.0625">
                <text:p>8.062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8.59375">
                <text:p>8.59375</text:p>
              </table:table-cell>
              <table:table-cell office:value-type="float" office:value="8.5">
                <text:p>8.5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9.28125">
                <text:p>9.28125</text:p>
              </table:table-cell>
              <table:table-cell office:value-type="float" office:value="9.1875">
                <text:p>9.187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8.953125">
                <text:p>8.953125</text:p>
              </table:table-cell>
              <table:table-cell office:value-type="float" office:value="8.921875">
                <text:p>8.92187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8.984375">
                <text:p>8.984375</text:p>
              </table:table-cell>
              <table:table-cell office:value-type="float" office:value="8.90625">
                <text:p>8.9062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9.109375">
                <text:p>9.109375</text:p>
              </table:table-cell>
              <table:table-cell office:value-type="float" office:value="9.03125">
                <text:p>9.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9.125">
                <text:p>9.125</text:p>
              </table:table-cell>
              <table:table-cell office:value-type="float" office:value="9.078125">
                <text:p>9.07812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9.671875">
                <text:p>9.671875</text:p>
              </table:table-cell>
              <table:table-cell office:value-type="float" office:value="9.578125">
                <text:p>9.578125</text:p>
              </table:table-cell>
              <table:table-cell office:value-type="float" office:value="0.078125">
                <text:p>0.078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9.71875">
                <text:p>9.71875</text:p>
              </table:table-cell>
              <table:table-cell office:value-type="float" office:value="9.65625">
                <text:p>9.6562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9.859375">
                <text:p>9.859375</text:p>
              </table:table-cell>
              <table:table-cell office:value-type="float" office:value="9.75">
                <text:p>9.7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10.359375">
                <text:p>10.359375</text:p>
              </table:table-cell>
              <table:table-cell office:value-type="float" office:value="10.25">
                <text:p>10.25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10.53125">
                <text:p>10.53125</text:p>
              </table:table-cell>
              <table:table-cell office:value-type="float" office:value="10.484375">
                <text:p>10.48437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10.9375">
                <text:p>10.9375</text:p>
              </table:table-cell>
              <table:table-cell office:value-type="float" office:value="10.875">
                <text:p>10.87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11.046875">
                <text:p>11.046875</text:p>
              </table:table-cell>
              <table:table-cell office:value-type="float" office:value="10.96875">
                <text:p>10.9687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10.84375">
                <text:p>10.84375</text:p>
              </table:table-cell>
              <table:table-cell office:value-type="float" office:value="10.75">
                <text:p>10.75</text:p>
              </table:table-cell>
              <table:table-cell office:value-type="float" office:value="0.078125">
                <text:p>0.078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